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ncpu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n(n+1)/ncpu</text:p>
          </table:table-cell>
          <table:table-cell table:formula="oooc:=n*(n+1)/ncpu" office:value-type="float" office:value="105">
            <text:p>1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work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(-[.E6]+SQRT([.E6]^2+4*[.$B$3]))/2" office:value-type="float" office:value="9.7591422643416">
            <text:p>9.76</text:p>
          </table:table-cell>
          <table:table-cell/>
          <table:table-cell table:formula="oooc:=2*[.B6]+1" office:value-type="float" office:value="1">
            <text:p>1</text:p>
          </table:table-cell>
          <table:table-cell/>
          <table:table-cell table:formula="oooc:=[.B7]*([.B7]+1)/2-[.B6]*([.B6]+1)/2" office:value-type="float" office:value="52.5">
            <text:p>52.5</text:p>
          </table:table-cell>
        </table:table-row>
        <table:table-row table:style-name="ro1">
          <table:table-cell/>
          <table:table-cell table:formula="oooc:=[.B6]+[.C6]" office:value-type="float" office:value="9.7591422643416">
            <text:p>9.76</text:p>
          </table:table-cell>
          <table:table-cell table:formula="oooc:=(-[.E7]+SQRT([.E7]^2+4*[.$B$3]))/2" office:value-type="float" office:value="4.2408577356584">
            <text:p>4.24</text:p>
          </table:table-cell>
          <table:table-cell/>
          <table:table-cell table:formula="oooc:=2*[.B7]+1" office:value-type="float" office:value="20.5182845286832">
            <text:p>20.52</text:p>
          </table:table-cell>
          <table:table-cell/>
          <table:table-cell table:formula="oooc:=[.B8]*([.B8]+1)/2-[.B7]*([.B7]+1)/2" office:value-type="float" office:value="52.5">
            <text:p>52.5</text:p>
          </table:table-cell>
        </table:table-row>
        <table:table-row table:style-name="ro1">
          <table:table-cell/>
          <table:table-cell table:formula="oooc:=[.B7]+[.C7]" office:value-type="float" office:value="14">
            <text:p>14</text:p>
          </table:table-cell>
          <table:table-cell table:formula="oooc:=(-[.E8]+SQRT([.E8]^2+4*[.$B$3]))/2" office:value-type="float" office:value="3.2552809045647">
            <text:p>3.26</text:p>
          </table:table-cell>
          <table:table-cell/>
          <table:table-cell table:formula="oooc:=2*[.B8]+1" office:value-type="float" office:value="29">
            <text:p>29</text:p>
          </table:table-cell>
          <table:table-cell/>
          <table:table-cell table:formula="oooc:=[.B9]*([.B9]+1)/2-[.B8]*([.B8]+1)/2" office:value-type="float" office:value="52.5">
            <text:p>52.5</text:p>
          </table:table-cell>
        </table:table-row>
        <table:table-row table:style-name="ro1">
          <table:table-cell/>
          <table:table-cell table:formula="oooc:=[.B8]+[.C8]" office:value-type="float" office:value="17.2552809045647">
            <text:p>17.26</text:p>
          </table:table-cell>
          <table:table-cell table:formula="oooc:=(-[.E9]+SQRT([.E9]^2+4*[.$B$3]))/2" office:value-type="float" office:value="2.7447190954353">
            <text:p>2.74</text:p>
          </table:table-cell>
          <table:table-cell/>
          <table:table-cell table:formula="oooc:=2*[.B9]+1" office:value-type="float" office:value="35.5105618091294">
            <text:p>35.51</text:p>
          </table:table-cell>
          <table:table-cell/>
          <table:table-cell table:formula="oooc:=[.B10]*([.B10]+1)/2-[.B9]*([.B9]+1)/2" office:value-type="float" office:value="52.5">
            <text:p>52.5</text:p>
          </table:table-cell>
        </table:table-row>
        <table:table-row table:style-name="ro1">
          <table:table-cell/>
          <table:table-cell table:formula="oooc:=[.B9]+[.C9]" office:value-type="float" office:value="20">
            <text:p>20</text:p>
          </table:table-cell>
          <table:table-cell table:formula="oooc:=(-[.E10]+SQRT([.E10]^2+4*[.$B$3]))/2" office:value-type="float" office:value="2.41833327273168">
            <text:p>2.42</text:p>
          </table:table-cell>
          <table:table-cell/>
          <table:table-cell table:formula="oooc:=2*[.B10]+1" office:value-type="float" office:value="41">
            <text:p>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ooc:=SUM([.G6:.G9])" office:value-type="float" office:value="210">
            <text:p>21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formula="oooc:=n*(n+1)/2" office:value-type="float" office:value="210">
            <text:p>21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ncpu" table:base-cell-address="$Sheet1.$B$2" table:cell-range-address="$Sheet1.$B$2"/>
        <table:named-range table:name="n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7">17/04/2008</text:date>, <text:time>04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04-17T02:35:18</meta:creation-date>
    <dc:date>2008-04-17T04:34:11</dc:date>
    <dc:language>en-GB</dc:language>
    <meta:editing-cycles>2</meta:editing-cycles>
    <meta:editing-duration>PT1H58M56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